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2" calcext:value-type="float">
            <text:p>252</text:p>
          </table:table-cell>
          <table:table-cell table:style-name="ce7" table:formula="of:=COUNTIF([.B7:.B454];&quot;X&quot;)" office:value-type="float" office:value="213" calcext:value-type="float">
            <text:p>21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6" calcext:value-type="float">
            <text:p>2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9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1">00/00/0000</text:date>, <text:time style:data-style-name="N2" text:time-value="19:17:41.0378434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1T19:17:57.998420522</dc:date>
    <meta:editing-duration>PT11H5M1S</meta:editing-duration>
    <meta:editing-cycles>275</meta:editing-cycles>
    <meta:document-statistic meta:table-count="1" meta:cell-count="1499" meta:object-count="0"/>
  </office:meta>
</office:document-meta>
</file>